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36d" officeooo:paragraph-rsid="000dd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llel optimization of set insertion</text:p>
      <text:p text:style-name="P1"/>
      <text:p text:style-name="P1">Assume ordered set</text:p>
      <text:p text:style-name="P1"/>
      <text:p text:style-name="P1">Test to split an ordered set {S} into subsets <text:s/>{s1},{s2},..,{sN} whose elements</text:p>
      <text:p text:style-name="P1">are backed by linked-list</text:p>
      <text:p text:style-name="P1"><text:tab/></text:p>
      <text:p text:style-name="P1"><text:tab/> <text:s text:c="3"/>c1<text:tab/>- <text:s text:c="4"/>c2 <text:s text:c="3"/>- <text:s text:c="2"/>c3</text:p>
      <text:p text:style-name="P1"><text:tab/>a , b, c, <text:s text:c="2"/>j, l, q, <text:s text:c="2"/>u, x,y <text:s/></text:p>
      <text:p text:style-name="P1"><text:tab/><text:tab/> </text:p>
      <text:p text:style-name="P1"><text:s/><text:tab/><text:tab/> <text:s/>^<text:tab/></text:p>
      <text:p text:style-name="P1"><text:tab/><text:tab/> <text:s text:c="2"/>|<text:tab/></text:p>
      <text:p text:style-name="P1"><text:tab/><text:tab/>&lt;x&gt;</text:p>
      <text:p text:style-name="P1"/>
      <text:p text:style-name="P1">pick insertion point at random cN; </text:p>
      <text:p text:style-name="P1"><text:tab/>if <text:s/>&lt;x&gt; exceeds bounds send </text:p>
      <text:p text:style-name="P1"><text:tab/><text:tab/><text:tab/>to cN-1 or cN+1</text:p>
      <text:p text:style-name="P1"><text:tab/><text:tab/><text:tab/>to cN-rand(N) or cN+rand(N)</text:p>
      <text:p text:style-name="P1"><text:tab/><text:tab/><text:tab/>to cN +/ delta( ||cN||</text:p>
      <text:p text:style-name="P1"><text:tab/>if &lt;x&gt; within bounds, inser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9:00:58.711127838</meta:creation-date>
    <dc:date>2016-04-06T09:12:26.973686953</dc:date>
    <meta:editing-duration>PT11M28S</meta:editing-duration>
    <meta:editing-cycles>1</meta:editing-cycles>
    <meta:document-statistic meta:table-count="0" meta:image-count="0" meta:object-count="0" meta:page-count="1" meta:paragraph-count="17" meta:word-count="70" meta:character-count="408" meta:non-whitespace-character-count="298"/>
    <meta:generator>LibreOffice/4.4.7.2$Linux_X86_64 LibreOffice_project/40$Build-2</meta:generator>
  </office:meta>
</office:document-meta>
</file>